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9900" fo:background-color="#ccffcc" fo:border-left="none" fo:border-right="none" fo:border-top="0.002cm solid #009900"/>
    </style:style>
    <style:style style:name="ce2" style:family="table-cell" style:parent-style-name="Default">
      <style:table-cell-properties fo:border-bottom="none" fo:background-color="#ccffcc" fo:border-left="none" fo:border-right="none" fo:border-top="0.002cm solid #009900"/>
    </style:style>
    <style:style style:name="ce3" style:family="table-cell" style:parent-style-name="Default">
      <style:table-cell-properties fo:border-bottom="0.002cm solid #009900" fo:background-color="#ccffcc" fo:border-left="none" fo:border-right="none" fo:border-top="none"/>
    </style:style>
    <style:style style:name="ce4" style:family="table-cell" style:parent-style-name="Default" style:data-style-name="N37">
      <style:table-cell-properties fo:border-bottom="0.002cm solid #009900" fo:background-color="#ccffcc" fo:border-left="none" fo:border-right="none" fo:border-top="0.002cm solid #009900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order-bottom="none" fo:background-color="#ccffcc" fo:border-left="none" fo:border-right="none" fo:border-top="0.002cm solid #009900"/>
    </style:style>
    <style:style style:name="ce7" style:family="table-cell" style:parent-style-name="Default" style:data-style-name="N37">
      <style:table-cell-properties fo:border-bottom="0.002cm solid #009900" fo:background-color="#ccffcc" fo:border-left="none" fo:border-right="none" fo:border-top="none"/>
    </style:style>
    <style:style style:name="ce8" style:family="table-cell" style:parent-style-name="Default">
      <style:table-cell-properties fo:background-color="#ffccff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8" table:default-cell-style-name="Default"/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>
            <text:p>Vortrag</text:p>
          </table:table-cell>
          <table:table-cell/>
          <table:table-cell office:value-type="string">
            <text:p>Anzahl</text:p>
          </table:table-cell>
          <table:table-cell office:value-type="string">
            <text:p>std pro anzahl</text:p>
          </table:table-cell>
          <table:table-cell office:value-type="string">
            <text:p>#std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>
            <text:p>lesen</text:p>
          </table:table-cell>
          <table:table-cell office:value-type="string">
            <text:p>116-1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M8]*[.N8]" office:value-type="float" office:value="14">
            <text:p>14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arbeit</text:p>
          </table:table-cell>
          <table:table-cell office:value-type="string">
            <text:p>sum</text:p>
          </table:table-cell>
          <table:table-cell office:value-type="string">
            <text:p>varopt</text:p>
          </table:table-cell>
          <table:table-cell office:value-type="string">
            <text:p>nd</text:p>
          </table:table-cell>
          <table:table-cell table:number-columns-repeated="2"/>
          <table:table-cell office:value-type="string">
            <text:p>fragen klären</text:p>
          </table:table-cell>
          <table:table-cell/>
          <table:table-cell table:formula="of:=20*3" office:value-type="float" office:value="60">
            <text:p>60</text:p>
          </table:table-cell>
          <table:table-cell office:value-type="float" office:value="0.15">
            <text:p>0,15</text:p>
          </table:table-cell>
          <table:table-cell table:formula="of:=[.M9]*[.N9]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o</text:p>
          </table:table-cell>
          <table:table-cell table:style-name="ce4" office:value-type="date" office:date-value="2016-06-05">
            <text:p>05.06.16</text:p>
          </table:table-cell>
          <table:table-cell table:style-name="ce1" table:number-columns-repeated="8"/>
          <table:table-cell table:style-name="ce1" office:value-type="string">
            <text:p>auswahl des themas/ quellen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M10]*[.N10]" office:value-type="float" office:value="2">
            <text:p>2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Mo</text:p>
          </table:table-cell>
          <table:table-cell office:value-type="date" office:date-value="2016-06-06">
            <text:p>06.06.16</text:p>
          </table:table-cell>
          <table:table-cell/>
          <table:table-cell office:value-type="float" office:value="4">
            <text:p>4</text:p>
          </table:table-cell>
          <table:table-cell table:style-name="ce8"/>
          <table:table-cell table:style-name="ce8" office:value-type="string">
            <text:p>lesen S.116,117</text:p>
          </table:table-cell>
          <table:table-cell table:number-columns-repeated="4"/>
          <table:table-cell office:value-type="string">
            <text:p>quellen lesen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M11]*[.N11]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Di</text:p>
          </table:table-cell>
          <table:table-cell office:value-type="date" office:date-value="2016-06-07">
            <text:p>07.06.16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8" office:value-type="string">
            <text:p>lesen S 118-123</text:p>
          </table:table-cell>
          <table:table-cell table:number-columns-repeated="4"/>
          <table:table-cell office:value-type="string">
            <text:p>zusammentragen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Mi</text:p>
          </table:table-cell>
          <table:table-cell office:value-type="date" office:date-value="2016-06-08">
            <text:p>08.06.16</text:p>
          </table:table-cell>
          <table:table-cell/>
          <table:table-cell office:value-type="float" office:value="8">
            <text:p>8</text:p>
          </table:table-cell>
          <table:table-cell table:style-name="ce8"/>
          <table:table-cell table:style-name="ce8" office:value-type="string">
            <text:p>lesen S.124-131</text:p>
          </table:table-cell>
          <table:table-cell table:number-columns-repeated="4"/>
          <table:table-cell office:value-type="string">
            <text:p>folien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09"/>
        </table:table-row>
        <table:table-row table:style-name="ro1">
          <table:table-cell office:value-type="string">
            <text:p>Do</text:p>
          </table:table-cell>
          <table:table-cell office:value-type="date" office:date-value="2016-06-09">
            <text:p>09.06.16</text:p>
          </table:table-cell>
          <table:table-cell table:number-columns-repeated="8"/>
          <table:table-cell office:value-type="string">
            <text:p>ausarbeitung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string">
            <text:p>Fr</text:p>
          </table:table-cell>
          <table:table-cell office:value-type="date" office:date-value="2016-06-10">
            <text:p>10.06.16</text:p>
          </table:table-cell>
          <table:table-cell table:number-columns-repeated="12"/>
          <table:table-cell table:formula="of:=SUM([.O8:.O14])" office:value-type="float" office:value="80">
            <text:p>8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11">
            <text:p>11.06.16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12">
            <text:p>12.06.16</text:p>
          </table:table-cell>
          <table:table-cell table:style-name="ce3" table:number-columns-repeated="8"/>
          <table:table-cell table:style-name="ce3" office:value-type="string">
            <text:p>varopt</text:p>
          </table:table-cell>
          <table:table-cell table:style-name="ce3" table:number-columns-repeated="1013"/>
        </table:table-row>
        <table:table-row table:style-name="ro1">
          <table:table-cell office:value-type="string">
            <text:p>Mo</text:p>
          </table:table-cell>
          <table:table-cell office:value-type="date" office:date-value="2016-06-13">
            <text:p>13.06.16</text:p>
          </table:table-cell>
          <table:table-cell/>
          <table:table-cell office:value-type="float" office:value="4">
            <text:p>4</text:p>
          </table:table-cell>
          <table:table-cell table:style-name="ce8"/>
          <table:table-cell/>
          <table:table-cell table:style-name="ce8" office:value-type="string">
            <text:p>S1-4</text:p>
          </table:table-cell>
          <table:table-cell table:number-columns-repeated="3"/>
          <table:table-cell office:value-type="string">
            <text:p>zufa</text:p>
          </table:table-cell>
          <table:table-cell/>
          <table:table-cell office:value-type="float" office:value="113">
            <text:p>113</text:p>
          </table:table-cell>
          <table:table-cell office:value-type="float" office:value="0.5">
            <text:p>0,5</text:p>
          </table:table-cell>
          <table:table-cell table:formula="of:=[.M18]*[.N18]" office:value-type="float" office:value="56.5">
            <text:p>56,5</text:p>
          </table:table-cell>
          <table:table-cell table:number-columns-repeated="1009"/>
        </table:table-row>
        <table:table-row table:style-name="ro2">
          <table:table-cell office:value-type="string">
            <text:p>Di</text:p>
          </table:table-cell>
          <table:table-cell office:value-type="date" office:date-value="2016-06-14">
            <text:p>14.06.16</text:p>
          </table:table-cell>
          <table:table-cell/>
          <table:table-cell office:value-type="float" office:value="6">
            <text:p>6</text:p>
          </table:table-cell>
          <table:table-cell table:style-name="ce8"/>
          <table:table-cell/>
          <table:table-cell table:style-name="ce8" office:value-type="string">
            <text:p>S5-8</text:p>
          </table:table-cell>
          <table:table-cell table:number-columns-repeated="1017"/>
        </table:table-row>
        <table:table-row table:style-name="ro2">
          <table:table-cell office:value-type="string">
            <text:p>Mi</text:p>
          </table:table-cell>
          <table:table-cell office:value-type="date" office:date-value="2016-06-15">
            <text:p>15.06.16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style-name="ce8" office:value-type="string">
            <text:p>S.9-14</text:p>
          </table:table-cell>
          <table:table-cell table:number-columns-repeated="3"/>
          <table:table-cell office:value-type="string">
            <text:p>nd</text:p>
          </table:table-cell>
          <table:table-cell table:number-columns-repeated="1013"/>
        </table:table-row>
        <table:table-row table:style-name="ro1">
          <table:table-cell office:value-type="string">
            <text:p>Do</text:p>
          </table:table-cell>
          <table:table-cell office:value-type="date" office:date-value="2016-06-16">
            <text:p>16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.15-18</text:p>
          </table:table-cell>
          <table:table-cell table:number-columns-repeated="3"/>
          <table:table-cell office:value-type="string">
            <text:p>zufa</text:p>
          </table:table-cell>
          <table:table-cell/>
          <table:table-cell office:value-type="float" office:value="30">
            <text:p>30</text:p>
          </table:table-cell>
          <table:table-cell office:value-type="float" office:value="1.5">
            <text:p>1,5</text:p>
          </table:table-cell>
          <table:table-cell table:formula="of:=[.M21]*[.N21]" office:value-type="float" office:value="45">
            <text:p>45</text:p>
          </table:table-cell>
          <table:table-cell table:number-columns-repeated="1009"/>
        </table:table-row>
        <table:table-row table:style-name="ro1">
          <table:table-cell office:value-type="string">
            <text:p>Fr</text:p>
          </table:table-cell>
          <table:table-cell office:value-type="date" office:date-value="2016-06-17">
            <text:p>17.06.16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.19-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18">
            <text:p>18.06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6"/>
          <table:table-cell table:style-name="ce2" office:value-type="string">
            <text:p>arbeit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19">
            <text:p>19.06.16</text:p>
          </table:table-cell>
          <table:table-cell table:style-name="ce3" table:number-columns-repeated="12"/>
          <table:table-cell table:style-name="ce3" office:value-type="float" office:value="76">
            <text:p>76</text:p>
          </table:table-cell>
          <table:table-cell table:style-name="ce3" table:number-columns-repeated="1009"/>
        </table:table-row>
        <table:table-row table:style-name="ro1">
          <table:table-cell office:value-type="string">
            <text:p>Mo</text:p>
          </table:table-cell>
          <table:table-cell office:value-type="date" office:date-value="2016-06-20">
            <text:p>20.06.16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i</text:p>
          </table:table-cell>
          <table:table-cell office:value-type="date" office:date-value="2016-06-21">
            <text:p>21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i</text:p>
          </table:table-cell>
          <table:table-cell office:value-type="date" office:date-value="2016-06-22">
            <text:p>22.06.16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9"/>
          <table:table-cell table:formula="of:=SUM([.O15:.O24])" office:value-type="float" office:value="257.5">
            <text:p>257,5</text:p>
          </table:table-cell>
          <table:table-cell table:number-columns-repeated="1009"/>
        </table:table-row>
        <table:table-row table:style-name="ro1">
          <table:table-cell office:value-type="string">
            <text:p>Do</text:p>
          </table:table-cell>
          <table:table-cell office:value-type="date" office:date-value="2016-06-23">
            <text:p>23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6-24">
            <text:p>24.06.16</text:p>
          </table:table-cell>
          <table:table-cell/>
          <table:table-cell office:value-type="float" office:value="8">
            <text:p>8</text:p>
          </table:table-cell>
          <table:table-cell table:formula="of:=SUM([.E19:.E27])" office:value-type="float" office:value="21">
            <text:p>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25">
            <text:p>25.06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26">
            <text:p>26.06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6-27">
            <text:p>27.06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6-28">
            <text:p>28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6-29">
            <text:p>29.06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6-30">
            <text:p>30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01">
            <text:p>01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02">
            <text:p>02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7-03">
            <text:p>03.07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7-04">
            <text:p>04.07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7-05">
            <text:p>05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06">
            <text:p>06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07">
            <text:p>07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08">
            <text:p>08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09">
            <text:p>09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7-10">
            <text:p>10.07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7-11">
            <text:p>11.07.16</text:p>
          </table:table-cell>
          <table:table-cell office:value-type="string">
            <text:p>Vortrag Sum</text:p>
          </table:table-cell>
          <table:table-cell office:value-type="float" office:value="4">
            <text:p>4</text:p>
          </table:table-cell>
          <table:table-cell table:formula="of:=SUM([.D11:.D45])" office:value-type="float" office:value="178">
            <text:p>178</text:p>
          </table:table-cell>
          <table:table-cell table:number-columns-repeated="1019"/>
        </table:table-row>
        <table:table-row table:style-name="ro1">
          <table:table-cell office:value-type="string">
            <text:p>Di</text:p>
          </table:table-cell>
          <table:table-cell office:value-type="date" office:date-value="2016-07-12">
            <text:p>12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13">
            <text:p>13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14">
            <text:p>14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15">
            <text:p>15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16">
            <text:p>16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7-17">
            <text:p>17.07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7-18">
            <text:p>18.07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7-19">
            <text:p>19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20">
            <text:p>20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21">
            <text:p>21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22">
            <text:p>22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23">
            <text:p>23.07.16</text:p>
          </table:table-cell>
          <table:table-cell table:style-name="ce2" office:value-type="string">
            <text:p>Vl ende: Prüfung ½</text:p>
          </table:table-cell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Default"/>
          <table:table-cell/>
          <table:table-cell table:formula="of:=SUM([.D11:.D58])" office:value-type="float" office:value="258">
            <text:p>258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15.06.2016</text:date>, <text:time>20:58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4:40:32.48</meta:creation-date>
    <dc:date>2016-06-15T20:58:43.94</dc:date>
    <meta:editing-duration>PT12H33M17S</meta:editing-duration>
    <meta:editing-cycles>9</meta:editing-cycles>
    <meta:generator>OpenOffice/4.1.1$Win32 OpenOffice.org_project/411m6$Build-9775</meta:generator>
    <meta:document-statistic meta:table-count="3" meta:cell-count="200" meta:object-count="0"/>
  </office:meta>
</office:document-meta>
</file>